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2" svg:font-family="'Times New Roman'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" style:master-page-name="Standard">
      <style:paragraph-properties fo:margin-left="0cm" fo:margin-right="0cm" fo:margin-top="0cm" fo:margin-bottom="0cm" loext:contextual-spacing="false" fo:line-height="150%" fo:text-align="end" style:justify-single-word="false" fo:keep-together="always" fo:text-indent="1.251cm" style:auto-text-indent="false" style:page-number="auto" fo:keep-with-next="always"/>
      <style:text-properties officeooo:rsid="00190bb1" officeooo:paragraph-rsid="00190bb1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4" style:family="paragraph">
      <loext:graphic-properties draw:fill="none"/>
      <style:paragraph-properties fo:text-align="star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loext:graphic-properties draw:fill="none"/>
      <style:paragraph-properties fo:margin-top="0cm" fo:margin-bottom="0cm" fo:line-height="100%"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7" style:family="paragraph">
      <loext:graphic-properties draw:fill="none"/>
      <style:paragraph-properties fo:margin-top="0cm" fo:margin-bottom="0cm" fo:line-height="100%" fo:text-align="center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loext:graphic-properties draw:fill="none"/>
      <style:paragraph-properties fo:margin-top="0cm" fo:margin-bottom="0cm" fo:line-height="100%" fo:text-align="start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0" style:family="paragraph">
      <loext:graphic-properties draw:fill="none"/>
      <style:paragraph-properties fo:margin-top="0cm" fo:margin-bottom="0cm" fo:line-height="100%" fo:text-align="start"/>
    </style:style>
    <style:style style:name="P11" style:family="paragraph">
      <loext:graphic-properties draw:fill="none"/>
      <style:paragraph-properties fo:margin-top="0cm" fo:margin-bottom="0cm" fo:line-height="100%" fo:text-align="center"/>
      <style:text-properties style:font-name="GOST type A" fo:font-style="italic" style:font-style-asian="italic" style:font-style-complex="italic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AR PL KaitiM GB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AR PL KaitiM GB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AR PL KaitiM GB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1" fo:font-size="14pt" fo:language="en" fo:country="US" fo:font-weight="bold" style:font-name-asian="Times New Roman3" style:font-size-asian="14pt" style:font-weight-asian="bold" style:font-name-complex="Times New Roman3" style:font-size-complex="16pt"/>
    </style:style>
    <style:style style:name="T2" style:family="text">
      <style:text-properties style:font-name="Times New Roman1" fo:font-size="14pt" fo:language="en" fo:country="US" fo:font-weight="bold" officeooo:rsid="004cc3ce" style:font-name-asian="Times New Roman3" style:font-size-asian="14pt" style:font-weight-asian="bold" style:font-name-complex="Times New Roman3" style:font-size-complex="16pt"/>
    </style:style>
    <style:style style:name="T3" style:family="text">
      <style:text-properties style:font-name="Times New Roman1" fo:font-size="14pt" fo:language="en" fo:country="US" fo:font-weight="bold" officeooo:rsid="004cf702" style:font-name-asian="Times New Roman3" style:font-size-asian="14pt" style:font-weight-asian="bold" style:font-name-complex="Times New Roman3" style:font-size-complex="16pt"/>
    </style:style>
    <style:style style:name="T4" style:family="text">
      <style:text-properties fo:font-variant="normal" fo:text-transform="none" style:text-line-through-style="none" style:text-line-through-type="none" style:text-position="0% 100%" style:font-name="GOST type A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GOST type 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GOST type 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variant="normal" fo:text-transform="none" style:text-line-through-style="none" style:text-line-through-type="none" style:text-position="0% 100%" style:font-name="GOST type A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AR PL KaitiM GB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margin-left="0.318cm" fo:margin-right="0.377cm" fo:margin-top="0cm" fo:margin-bottom="0.0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051cm" fo:min-width="17.796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367cm" fo:min-width="0.737cm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367cm" fo:min-width="0.937cm" fo:padding-top="0.035cm" fo:padding-bottom="0.035cm" fo:padding-left="0.035cm" fo:padding-right="0.035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367cm" fo:min-width="1.334cm" fo:padding-top="0.035cm" fo:padding-bottom="0.035cm" fo:padding-left="0.035cm" fo:padding-right="0.03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367cm" fo:min-width="0.845cm" fo:padding-top="0.035cm" fo:padding-bottom="0.035cm" fo:padding-left="0.035cm" fo:padding-right="0.035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367cm" fo:min-width="1.279cm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369cm" fo:min-width="1.279cm" fo:padding-top="0.035cm" fo:padding-bottom="0.035cm" fo:padding-left="0.035cm" fo:padding-right="0.035cm" fo:wrap-option="wrap" style:run-through="foreground"/>
    </style:style>
    <style:style style:name="gr12" style:family="graphic">
      <style:graphic-properties draw:stroke="none" svg:stroke-width="0cm" draw:fill="none" draw:textarea-vertical-align="top" draw:auto-grow-height="false" draw:fit-to-size="false" style:shrink-to-fit="false" fo:min-height="0.605cm" fo:min-width="11.058cm" fo:padding-top="0.035cm" fo:padding-bottom="0.035cm" fo:padding-left="0.035cm" fo:padding-right="0.035cm" fo:wrap-option="wrap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369cm" fo:min-width="3.454cm" fo:padding-top="0.035cm" fo:padding-bottom="0.035cm" fo:padding-left="0.035cm" fo:padding-right="0.035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369cm" fo:min-width="4.195cm" fo:padding-top="0.035cm" fo:padding-bottom="0.035cm" fo:padding-left="0.035cm" fo:padding-right="0.035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367cm" fo:min-width="1.875cm" fo:padding-top="0.035cm" fo:padding-bottom="0.035cm" fo:padding-left="0.035cm" fo:padding-right="0.035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369cm" fo:min-width="1.875cm" fo:padding-top="0.035cm" fo:padding-bottom="0.035cm" fo:padding-left="0.035cm" fo:padding-right="0.035cm" fo:wrap-option="wrap" style:run-through="foreground"/>
    </style:style>
    <style:style style:name="gr19" style:family="graphic">
      <style:graphic-properties draw:stroke="none" svg:stroke-width="0cm" draw:fill="none" draw:textarea-vertical-align="top" draw:auto-grow-height="false" draw:fit-to-size="false" style:shrink-to-fit="false" fo:min-height="0.369cm" fo:min-width="2.284cm" fo:padding-top="0.035cm" fo:padding-bottom="0.035cm" fo:padding-left="0.035cm" fo:padding-right="0.035cm" fo:wrap-option="wrap" style:run-through="foreground"/>
    </style:style>
    <style:style style:name="gr20" style:family="graphic">
      <style:graphic-properties draw:stroke="none" svg:stroke-width="0cm" draw:fill="none" draw:textarea-vertical-align="middle" draw:auto-grow-height="false" draw:fit-to-size="false" style:shrink-to-fit="false" fo:min-height="2.207cm" fo:min-width="5.689cm" fo:padding-top="0.035cm" fo:padding-bottom="0.035cm" fo:padding-left="0.035cm" fo:padding-right="0.035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367cm" fo:min-width="2.058cm" fo:padding-top="0.035cm" fo:padding-bottom="0.035cm" fo:padding-left="0.035cm" fo:padding-right="0.035cm" fo:wrap-option="wrap" style:run-through="foreground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552cm" fo:min-width="5.062cm" fo:padding-top="0.035cm" fo:padding-bottom="0.035cm" fo:padding-left="0.035cm" fo:padding-right="0.035cm" fo:wrap-option="wrap" style:run-through="foreground"/>
    </style:style>
    <style:style style:name="gr23" style:family="graphic">
      <style:graphic-properties style:run-through="foreground" style:wrap="none" style:wrap-contour-mode="full" style:vertical-pos="middle" style:vertical-rel="baseline" style:horizontal-pos="from-left" style:horizontal-rel="paragraph"/>
    </style:style>
    <style:style style:name="gr2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557cm" fo:min-width="3.45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fill-image-width="0cm" draw:fill-image-height="0cm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fill-image-width="0cm" draw:fill-image-height="0cm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fill-image-width="0cm" draw:fill-image-height="0cm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fill-image-width="0cm" draw:fill-image-height="0cm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fill-image-width="0cm" draw:fill-image-height="0cm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fill-image-width="0cm" draw:fill-image-height="0cm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fill-image-width="0cm" draw:fill-image-height="0cm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fill-image-width="0cm" draw:fill-image-height="0cm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fill-image-width="0cm" draw:fill-image-height="0cm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fill-image-width="0cm" draw:fill-image-height="0cm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fill-image-width="0cm" draw:fill-image-height="0cm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fill-image-width="0cm" draw:fill-image-height="0cm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fill-image-width="0cm" draw:fill-image-height="0cm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fill-image-width="0cm" draw:fill-image-height="0cm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fill-image-width="0cm" draw:fill-image-height="0cm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fo:min-height="1.229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1.129cm" fo:min-width="3.881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1.129cm" fo:min-width="3.881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fill-image-width="0cm" draw:fill-image-height="0cm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fill-image-width="0cm" draw:fill-image-height="0cm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43cm" fo:min-width="1.683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1.129cm" fo:min-width="3.881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fill-image-width="0cm" draw:fill-image-height="0cm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1.129cm" fo:min-width="3.881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fill-image-width="0cm" draw:fill-image-height="0cm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fill-image-width="0cm" draw:fill-image-height="0cm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1.129cm" fo:min-width="3.881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2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textarea-vertical-align="middle" draw:auto-grow-height="true" draw:auto-grow-width="true" fo:min-height="0.471cm" fo:min-width="0.646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1.131cm" fo:min-width="2.159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fill-image-width="0cm" draw:fill-image-height="0cm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fill-image-width="0cm" draw:fill-image-height="0cm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7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textarea-vertical-align="middle" draw:auto-grow-height="true" draw:auto-grow-width="true" fo:min-height="0.471cm" fo:min-width="0.492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8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fo:min-height="1.411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fill-image-width="0cm" draw:fill-image-height="0cm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fill-image-width="0cm" draw:fill-image-height="0cm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556cm" fo:min-width="3.45cm" fo:padding-top="0.136cm" fo:padding-bottom="0.136cm" fo:padding-left="0.259cm" fo:padding-right="0.259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_Toc514758680"/><text:span text:style-name="T1">Д</text:span><text:bookmark-end text:name="_Toc514758680"/><text:span text:style-name="T1">АДАТАК </text:span><text:span text:style-name="T3">Д</text:span></text:h>
      <text:p text:style-name="P3"><draw:g text:anchor-type="paragraph" draw:z-index="0" draw:name="Группа 212" draw:style-name="gr1"><draw:custom-shape draw:name="Rectangle 11" draw:style-name="gr2" draw:text-style-name="P4" svg:width="18.303cm" svg:height="28.304cm" svg:x="-0.951cm" svg:y="0.7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3" draw:text-style-name="P4" svg:x1="-0.044cm" svg:y1="25.07cm" svg:x2="-0.042cm" svg:y2="26.538cm"><text:p/></draw:line><draw:line draw:name="Line 13" draw:style-name="gr3" draw:text-style-name="P4" svg:x1="-0.942cm" svg:y1="25.054cm" svg:x2="17.332cm" svg:y2="25.056cm"><text:p/></draw:line><draw:line draw:name="Line 14" draw:style-name="gr3" draw:text-style-name="P4" svg:x1="1.046cm" svg:y1="25.079cm" svg:x2="1.048cm" svg:y2="29.037cm"><text:p/></draw:line><draw:line draw:name="Line 15" draw:style-name="gr3" draw:text-style-name="P4" svg:x1="3.549cm" svg:y1="25.079cm" svg:x2="3.551cm" svg:y2="29.037cm"><text:p/></draw:line><draw:line draw:name="Line 16" draw:style-name="gr3" draw:text-style-name="P4" svg:x1="5.051cm" svg:y1="25.079cm" svg:x2="5.053cm" svg:y2="29.037cm"><text:p/></draw:line><draw:line draw:name="Line 17" draw:style-name="gr3" draw:text-style-name="P4" svg:x1="6.051cm" svg:y1="25.07cm" svg:x2="6.053cm" svg:y2="29.027cm"><text:p/></draw:line><draw:line draw:name="Line 18" draw:style-name="gr3" draw:text-style-name="P4" svg:x1="13.552cm" svg:y1="26.564cm" svg:x2="13.556cm" svg:y2="27.545cm"><text:p/></draw:line><draw:line draw:name="Line 19" draw:style-name="gr4" draw:text-style-name="P4" svg:x1="-0.942cm" svg:y1="28.051cm" svg:x2="6.033cm" svg:y2="28.055cm"><text:p/></draw:line><draw:line draw:name="Line 20" draw:style-name="gr4" draw:text-style-name="P4" svg:x1="-0.942cm" svg:y1="28.552cm" svg:x2="6.033cm" svg:y2="28.552cm"><text:p/></draw:line><draw:custom-shape draw:name="Rectangle 21" draw:style-name="gr5" draw:text-style-name="P6" svg:width="0.807cm" svg:height="0.436cm" svg:x="-0.902cm" svg:y="26.099cm"><text:p text:style-name="P5"><text:span text:style-name="T4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6" svg:width="1.006cm" svg:height="0.436cm" svg:x="0.01cm" svg:y="26.099cm"><text:p text:style-name="P5"><text:span text:style-name="T4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6" svg:width="2.354cm" svg:height="0.436cm" svg:x="1.123cm" svg:y="26.099cm"><text:p text:style-name="P5"><text:span text:style-name="T4">№ </text:span><text:span text:style-name="T4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6" svg:width="1.403cm" svg:height="0.436cm" svg:x="3.609cm" svg:y="26.099cm"><text:p text:style-name="P5"><text:span text:style-name="T4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6" svg:width="0.914cm" svg:height="0.436cm" svg:x="5.092cm" svg:y="26.099cm"><text:p text:style-name="P5"><text:span text:style-name="T4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10" draw:text-style-name="P6" svg:width="1.348cm" svg:height="0.436cm" svg:x="13.628cm" svg:y="26.587cm"><text:p text:style-name="P5"><text:span text:style-name="T4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" draw:style-name="gr11" draw:text-style-name="P6" svg:width="1.348cm" svg:height="0.438cm" svg:x="13.628cm" svg:y="27.104cm"><text:p text:style-name="P5"><text:span text:style-name="T4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12" draw:text-style-name="P7" svg:width="11.127cm" svg:height="0.675cm" svg:x="6.15cm" svg:y="25.488cm"><text:p text:style-name="P5"><text:span text:style-name="T5">БДАС.460641.011 ТЗ</text:span></text:p><text:p text:style-name="P5"><text:span text:style-name="T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9" draw:style-name="gr3" draw:text-style-name="P4" svg:x1="-0.94cm" svg:y1="26.552cm" svg:x2="17.334cm" svg:y2="26.554cm"><text:p/></draw:line><draw:line draw:name="Line 30" draw:style-name="gr3" draw:text-style-name="P4" svg:x1="-0.928cm" svg:y1="26.056cm" svg:x2="6.045cm" svg:y2="26.058cm"><text:p/></draw:line><draw:line draw:name="Line 31" draw:style-name="gr4" draw:text-style-name="P4" svg:x1="-0.942cm" svg:y1="25.555cm" svg:x2="6.033cm" svg:y2="25.557cm"><text:p/></draw:line><draw:line draw:name="Line 32" draw:style-name="gr4" draw:text-style-name="P4" svg:x1="-0.942cm" svg:y1="27.55cm" svg:x2="6.033cm" svg:y2="27.55cm"><text:p/></draw:line><draw:line draw:name="Line 33" draw:style-name="gr4" draw:text-style-name="P4" svg:x1="-0.942cm" svg:y1="27.049cm" svg:x2="6.033cm" svg:y2="27.051cm"><text:p/></draw:line><draw:g draw:name="Group 34" draw:style-name="gr13"><draw:custom-shape draw:name="Rectangle 35" draw:style-name="gr14" draw:text-style-name="P9" svg:width="3.523cm" svg:height="0.438cm" svg:x="-0.916cm" svg:y="26.601cm"><text:p text:style-name="P8"><text:span text:style-name="T4"><text:s/></text:span><text:span text:style-name="T4">Распрац. <text:s text:c="8"/>Буцьк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6" draw:style-name="gr15" draw:text-style-name="P10" svg:width="4.264cm" svg:height="0.438cm" svg:x="2.781cm" svg:y="26.601cm"><text:p text:style-name="P8"><text:span text:style-name="T7">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7" draw:style-name="gr13"><draw:custom-shape draw:name="Rectangle 38" draw:style-name="gr16" draw:text-style-name="P9" svg:width="1.945cm" svg:height="0.436cm" svg:x="-0.916cm" svg:y="27.092cm"><text:p text:style-name="P8"><text:span text:style-name="T4"><text:s/></text:span><text:span text:style-name="T4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9" svg:width="2.354cm" svg:height="0.436cm" svg:x="1.123cm" svg:y="27.092cm"><text:p text:style-name="P8"><text:span text:style-name="T4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0" draw:style-name="gr13"><draw:custom-shape draw:name="Rectangle 41" draw:style-name="gr16" draw:text-style-name="P9" svg:width="1.945cm" svg:height="0.436cm" svg:x="-0.916cm" svg:y="27.594cm"><text:p text:style-name="P8"><text:span text:style-name="T4"><text:s/></text:span><text:span text:style-name="T4">Рэцэнз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17" draw:text-style-name="P4" svg:width="2.354cm" svg:height="0.436cm" svg:x="1.123cm" svg:y="27.59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3" draw:style-name="gr13"><draw:custom-shape draw:name="Rectangle 44" draw:style-name="gr18" draw:text-style-name="P9" svg:width="1.945cm" svg:height="0.438cm" svg:x="-0.916cm" svg:y="28.083cm"><text:p text:style-name="P8"><text:span text:style-name="T4"><text:s/></text:span><text:span text:style-name="T4">Н. Ка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5" draw:style-name="gr19" draw:text-style-name="P9" svg:width="2.354cm" svg:height="0.438cm" svg:x="1.123cm" svg:y="28.083cm"><text:p text:style-name="P8"><text:span text:style-name="T4">Боженк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6" draw:style-name="gr13"><draw:custom-shape draw:name="Rectangle 47" draw:style-name="gr16" draw:text-style-name="P9" svg:width="1.945cm" svg:height="0.436cm" svg:x="-0.916cm" svg:y="28.572cm"><text:p text:style-name="P8"><text:span text:style-name="T4"><text:s/></text:span><text:span text:style-name="T4">Зацвярдж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7" draw:text-style-name="P9" svg:width="2.354cm" svg:height="0.436cm" svg:x="1.123cm" svg:y="28.572cm"><text:p text:style-name="P8"><text:span text:style-name="T4">Горбаде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49" draw:style-name="gr3" draw:text-style-name="P4" svg:x1="12.051cm" svg:y1="26.564cm" svg:x2="12.053cm" svg:y2="29.027cm"><text:p/></draw:line><draw:custom-shape draw:name="Rectangle 50" draw:style-name="gr20" draw:text-style-name="P11" svg:width="5.758cm" svg:height="2.276cm" svg:x="6.175cm" svg:y="26.667cm"><text:p text:style-name="P5"><text:span text:style-name="T8">Блок-схема алгарытму</text:span><text:span text:style-name="T8"><text:line-break/></text:span><text:span text:style-name="T8">пераразліку нагрузкі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1" draw:style-name="gr3" draw:text-style-name="P4" svg:x1="12.064cm" svg:y1="27.053cm" svg:x2="17.342cm" svg:y2="27.055cm"><text:p/></draw:line><draw:line draw:name="Line 52" draw:style-name="gr3" draw:text-style-name="P4" svg:x1="12.063cm" svg:y1="27.55cm" svg:x2="17.343cm" svg:y2="27.554cm"><text:p/></draw:line><draw:line draw:name="Line 53" draw:style-name="gr3" draw:text-style-name="P4" svg:x1="15.053cm" svg:y1="26.564cm" svg:x2="15.057cm" svg:y2="27.545cm"><text:p/></draw:line><draw:custom-shape draw:name="Rectangle 54" draw:style-name="gr10" draw:text-style-name="P6" svg:width="1.348cm" svg:height="0.436cm" svg:x="12.132cm" svg:y="26.587cm"><text:p text:style-name="P5"><text:span text:style-name="T4">Лі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21" draw:text-style-name="P6" svg:width="2.128cm" svg:height="0.436cm" svg:x="15.136cm" svg:y="26.587cm"><text:p text:style-name="P5"><text:span text:style-name="T4">Аркуша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6" draw:style-name="gr21" draw:text-style-name="P13" svg:width="2.128cm" svg:height="0.436cm" svg:x="15.148cm" svg:y="27.106cm"><text:p text:style-name="P12"><text:span text:style-name="T9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7" draw:style-name="gr4" draw:text-style-name="P4" svg:x1="12.552cm" svg:y1="27.063cm" svg:x2="12.554cm" svg:y2="27.541cm"><text:p/></draw:line><draw:line draw:name="Line 58" draw:style-name="gr4" draw:text-style-name="P4" svg:x1="13.052cm" svg:y1="27.065cm" svg:x2="13.054cm" svg:y2="27.543cm"><text:p/></draw:line><draw:custom-shape draw:name="Rectangle 59" draw:style-name="gr22" draw:text-style-name="P7" svg:width="5.132cm" svg:height="0.622cm" svg:x="12.132cm" svg:y="27.951cm"><text:p text:style-name="P5"><text:span text:style-name="T10">БДАС СП-741 </text:span></text:p><text:p text:style-name="P5"><text:span text:style-name="T1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7" draw:style-name="gr13"><draw:custom-shape draw:name="Rectangle 38" draw:style-name="gr16" draw:text-style-name="P9" svg:width="1.945cm" svg:height="0.436cm" svg:x="-0.916cm" svg:y="27.092cm"><text:p text:style-name="P8"><text:span text:style-name="T4"><text:s/></text:span><text:span text:style-name="T4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9" svg:width="2.354cm" svg:height="0.436cm" svg:x="1.123cm" svg:y="27.092cm"><text:p text:style-name="P8"><text:span text:style-name="T4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g text:anchor-type="as-char" draw:z-index="1" draw:name="Shape1" draw:style-name="gr23"><draw:custom-shape draw:style-name="gr24" draw:text-style-name="P15" svg:width="4.4cm" svg:height="1.172cm" svg:x="0.101cm" svg:y="0cm"><text:p text:style-name="P14"><text:span text:style-name="T12">Пача</text:span><text:span text:style-name="T12">та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line draw:style-name="gr25" draw:text-style-name="P16" svg:x1="2.268cm" svg:y1="1.199cm" svg:x2="2.268cm" svg:y2="1.799cm"><text:p/></draw:line><draw:line draw:style-name="gr26" draw:text-style-name="P16" svg:x1="2.269cm" svg:y1="1.2cm" svg:x2="2.269cm" svg:y2="1.8cm"><text:p/></draw:line><draw:line draw:style-name="gr27" draw:text-style-name="P16" svg:x1="2.268cm" svg:y1="3.201cm" svg:x2="2.268cm" svg:y2="3.701cm"><text:p/></draw:line><draw:g draw:style-name="gr13"><draw:line draw:style-name="gr28" draw:text-style-name="P16" svg:x1="0.1cm" svg:y1="3.2cm" svg:x2="4.5cm" svg:y2="3.2cm"><text:p/></draw:line><draw:line draw:style-name="gr29" draw:text-style-name="P16" svg:x1="0.113cm" svg:y1="3.201cm" svg:x2="0.113cm" svg:y2="2.201cm"><text:p/></draw:line><draw:line draw:style-name="gr30" draw:text-style-name="P16" svg:x1="4.513cm" svg:y1="3.201cm" svg:x2="4.513cm" svg:y2="2.201cm"><text:p/></draw:line><draw:line draw:style-name="gr31" draw:text-style-name="P16" svg:x1="0.113cm" svg:y1="2.2cm" svg:x2="0.413cm" svg:y2="1.8cm"><text:p/></draw:line><draw:line draw:style-name="gr32" draw:text-style-name="P16" svg:x1="0.4cm" svg:y1="1.799cm" svg:x2="4.1cm" svg:y2="1.799cm"><text:p/></draw:line><draw:line draw:style-name="gr33" draw:text-style-name="P16" svg:x1="4.113cm" svg:y1="1.8cm" svg:x2="4.513cm" svg:y2="2.2cm"><text:p/></draw:line></draw:g><draw:g draw:style-name="gr13"><draw:line draw:style-name="gr34" draw:text-style-name="P16" svg:x1="6.087cm" svg:y1="10.6cm" svg:x2="10.487cm" svg:y2="10.6cm"><text:p/></draw:line><draw:line draw:style-name="gr35" draw:text-style-name="P16" svg:x1="6.1cm" svg:y1="10.599cm" svg:x2="6.1cm" svg:y2="11.598cm"><text:p/></draw:line><draw:line draw:style-name="gr36" draw:text-style-name="P16" svg:x1="10.5cm" svg:y1="10.599cm" svg:x2="10.5cm" svg:y2="11.598cm"><text:p/></draw:line><draw:line draw:style-name="gr37" draw:text-style-name="P16" svg:x1="6.1cm" svg:y1="11.599cm" svg:x2="6.4cm" svg:y2="11.999cm"><text:p/></draw:line><draw:line draw:style-name="gr38" draw:text-style-name="P16" svg:x1="6.387cm" svg:y1="12cm" svg:x2="10.087cm" svg:y2="12cm"><text:p/></draw:line><draw:line draw:style-name="gr39" draw:text-style-name="P16" svg:x1="10.1cm" svg:y1="11.999cm" svg:x2="10.5cm" svg:y2="11.599cm"><text:p/></draw:line></draw:g><draw:frame draw:style-name="gr40" draw:text-style-name="P17" svg:width="4.601cm" svg:height="1.502cm" svg:x="0cm" svg:y="1.699cm"><draw:text-box><text:p text:style-name="P14"><text:span text:style-name="T12">Цыкл па</text:span><text:span text:style-name="T12"><text:line-break/></text:span><text:span text:style-name="T12">інтэрфейсах</text:span></text:p></draw:text-box></draw:frame><draw:custom-shape draw:style-name="gr41" draw:text-style-name="P15" svg:width="4.4cm" svg:height="1.401cm" svg:x="0.101cm" svg:y="3.699cm"><text:p text:style-name="P14"><text:span text:style-name="T12">Атрымаць значэнні</text:span><text:span text:style-name="T12"><text:line-break/></text:span><text:span text:style-name="T12">old_txload,</text:span><text:span text:style-name="T12"><text:line-break/></text:span><text:span text:style-name="T12">current_txload</text:span></text:p><draw:enhanced-geometry svg:viewBox="0 0 21600 21600" draw:type="rectangle" draw:enhanced-path="M 0 0 L 21600 0 21600 21600 0 21600 0 0 Z N"/></draw:custom-shape><draw:custom-shape draw:style-name="gr42" draw:text-style-name="P15" svg:width="4.4cm" svg:height="1.401cm" svg:x="0.101cm" svg:y="5.6cm"><text:p text:style-name="P14"><text:span text:style-name="T12">new_txload :=</text:span><text:span text:style-name="T12"><text:line-break/></text:span><text:span text:style-name="T12">(формула 2.2)</text:span></text:p><draw:enhanced-geometry svg:viewBox="0 0 21600 21600" draw:type="rectangle" draw:enhanced-path="M 0 0 L 21600 0 21600 21600 0 21600 0 0 Z N"/></draw:custom-shape><draw:line draw:style-name="gr43" draw:text-style-name="P16" svg:x1="2.268cm" svg:y1="5.101cm" svg:x2="2.268cm" svg:y2="5.601cm"><text:p/></draw:line><draw:line draw:style-name="gr44" draw:text-style-name="P16" svg:x1="2.268cm" svg:y1="7.003cm" svg:x2="2.268cm" svg:y2="7.503cm"><text:p/></draw:line><draw:custom-shape draw:style-name="gr45" draw:text-style-name="P15" svg:width="4.4cm" svg:height="1.401cm" svg:x="0.074cm" svg:y="9.4cm"><text:p text:style-name="P14"><text:span text:style-name="T12">dif</text:span><text:span text:style-name="T12">f &gt; </text:span><text:span text:style-name="T12">thr</text:span><text:span text:style-name="T12">es</text:span><text:span text:style-name="T12">ho</text:span><text:span text:style-name="T12">ld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46" draw:text-style-name="P15" svg:width="4.4cm" svg:height="1.401cm" svg:x="0.101cm" svg:y="7.5cm"><text:p text:style-name="P14"><text:span text:style-name="T12">dif</text:span><text:span text:style-name="T12">f :</text:span><text:span text:style-name="T12">=</text:span><text:span text:style-name="T12"><text:line-break/></text:span><text:span text:style-name="T12">|</text:span><text:span text:style-name="T12">ne</text:span><text:span text:style-name="T12">w</text:span><text:span text:style-name="T12">_t</text:span><text:span text:style-name="T12">xl</text:span><text:span text:style-name="T12">oa</text:span><text:span text:style-name="T12">d - </text:span><text:span text:style-name="T12">ol</text:span><text:span text:style-name="T12">d_</text:span><text:span text:style-name="T12">txl</text:span><text:span text:style-name="T12">oa</text:span><text:span text:style-name="T12">d|</text:span></text:p><draw:enhanced-geometry svg:viewBox="0 0 21600 21600" draw:type="rectangle" draw:enhanced-path="M 0 0 L 21600 0 21600 21600 0 21600 0 0 Z N"/></draw:custom-shape><draw:line draw:style-name="gr47" draw:text-style-name="P16" svg:x1="2.268cm" svg:y1="8.902cm" svg:x2="2.268cm" svg:y2="9.402cm"><text:p/></draw:line><draw:custom-shape draw:style-name="gr48" draw:text-style-name="P15" svg:width="4.4cm" svg:height="1.401cm" svg:x="0.101cm" svg:y="11.301cm"><text:p text:style-name="P14"><text:span text:style-name="T12">Устанавіць новае</text:span><text:span text:style-name="T12"><text:line-break/></text:span><text:span text:style-name="T12">значэнне нагрузкі</text:span><text:span text:style-name="T12"><text:line-break/></text:span><text:span text:style-name="T12">на інтэрфейсе</text:span></text:p><draw:enhanced-geometry svg:viewBox="0 0 21600 21600" draw:type="rectangle" draw:enhanced-path="M 0 0 L 21600 0 21600 21600 0 21600 0 0 Z N"/></draw:custom-shape><draw:line draw:style-name="gr49" draw:text-style-name="P16" svg:x1="2.268cm" svg:y1="10.802cm" svg:x2="2.268cm" svg:y2="11.302cm"><text:p/></draw:line><draw:line draw:style-name="gr50" draw:text-style-name="P16" svg:x1="2.268cm" svg:y1="12.704cm" svg:x2="2.268cm" svg:y2="13.204cm"><text:p/></draw:line><draw:custom-shape draw:style-name="gr51" draw:text-style-name="P15" svg:width="4.4cm" svg:height="1.401cm" svg:x="0.101cm" svg:y="13.201cm"><text:p text:style-name="P14"><text:span text:style-name="T12">А</text:span><text:span text:style-name="T12">б</text:span><text:span text:style-name="T12">н</text:span><text:span text:style-name="T12">а</text:span><text:span text:style-name="T12">в</text:span><text:span text:style-name="T12">і</text:span><text:span text:style-name="T12">ц</text:span><text:span text:style-name="T12">ь</text:span><text:span text:style-name="T12"><text:line-break/></text:span><text:span text:style-name="T12">т</text:span><text:span text:style-name="T12">а</text:span><text:span text:style-name="T12">п</text:span><text:span text:style-name="T12">а</text:span><text:span text:style-name="T12">л</text:span><text:span text:style-name="T12">о</text:span><text:span text:style-name="T12">г</text:span><text:span text:style-name="T12">і</text:span><text:span text:style-name="T12">ю</text:span><text:span text:style-name="T12"> </text:span><text:span text:style-name="T12">с</text:span><text:span text:style-name="T12">е</text:span><text:span text:style-name="T12">т</text:span><text:span text:style-name="T12">к</text:span><text:span text:style-name="T12">і</text:span><text:span text:style-name="T12"><text:line-break/></text:span><text:span text:style-name="T12">н</text:span><text:span text:style-name="T12">а</text:span><text:span text:style-name="T12"> </text:span><text:span text:style-name="T12">м</text:span><text:span text:style-name="T12">а</text:span><text:span text:style-name="T12">р</text:span><text:span text:style-name="T12">ш</text:span><text:span text:style-name="T12">р</text:span><text:span text:style-name="T12">у</text:span><text:span text:style-name="T12">т</text:span><text:span text:style-name="T12">ы</text:span><text:span text:style-name="T12">з</text:span><text:span text:style-name="T12">а</text:span><text:span text:style-name="T12">т</text:span><text:span text:style-name="T12">а</text:span><text:span text:style-name="T12">р</text:span><text:span text:style-name="T12">ы</text:span></text:p><draw:enhanced-geometry svg:viewBox="0 0 21600 21600" draw:type="rectangle" draw:enhanced-path="M 0 0 L 21600 0 21600 21600 0 21600 0 0 Z N"/></draw:custom-shape><draw:frame draw:style-name="gr52" draw:text-style-name="P19" svg:width="1.184cm" svg:height="0.742cm" svg:x="2.6cm" svg:y="10.599cm"><draw:text-box><text:p text:style-name="P18"><text:span text:style-name="T12">Та</text:span><text:span text:style-name="T12">к</text:span></text:p></draw:text-box></draw:frame><draw:custom-shape draw:style-name="gr53" draw:text-style-name="P15" svg:width="4.4cm" svg:height="1.401cm" svg:x="0.101cm" svg:y="15.099cm"><text:p text:style-name="P14"><text:span text:style-name="T12">В</text:span><text:span text:style-name="T12">ыв</text:span><text:span text:style-name="T12">ес</text:span><text:span text:style-name="T12">ці</text:span><text:span text:style-name="T12"><text:line-break/></text:span><text:span text:style-name="T12">па</text:span><text:span text:style-name="T12">ве</text:span><text:span text:style-name="T12">да</text:span><text:span text:style-name="T12">мл</text:span><text:span text:style-name="T12">ен</text:span><text:span text:style-name="T12">не</text:span><text:span text:style-name="T12"><text:line-break/></text:span><text:span text:style-name="T12">аб </text:span><text:span text:style-name="T12">аб</text:span><text:span text:style-name="T12">на</text:span><text:span text:style-name="T12">ўл</text:span><text:span text:style-name="T12">ен</text:span><text:span text:style-name="T12">ні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draw:style-name="gr54" draw:text-style-name="P16" svg:x1="2.268cm" svg:y1="14.603cm" svg:x2="2.268cm" svg:y2="15.103cm"><text:p/></draw:line><draw:line draw:style-name="gr55" draw:text-style-name="P20" svg:x1="4.4cm" svg:y1="10.099cm" svg:x2="8.3cm" svg:y2="10.099cm"><text:p/></draw:line><draw:line draw:style-name="gr56" draw:text-style-name="P16" svg:x1="8.294cm" svg:y1="10.102cm" svg:x2="8.294cm" svg:y2="10.602cm"><text:p/></draw:line><draw:frame draw:style-name="gr57" draw:text-style-name="P19" svg:width="1.027cm" svg:height="0.742cm" svg:x="4.734cm" svg:y="9.4cm"><draw:text-box><text:p text:style-name="P18"><text:span text:style-name="T12">Н</text:span><text:span text:style-name="T12">е</text:span></text:p></draw:text-box></draw:frame><draw:frame draw:style-name="gr58" draw:text-style-name="P17" svg:width="4.599cm" svg:height="1.682cm" svg:x="6.001cm" svg:y="10.409cm"><draw:text-box><text:p text:style-name="P14"><text:span text:style-name="T12">Пе</text:span><text:span text:style-name="T12">ра</text:span><text:span text:style-name="T12">хо</text:span><text:span text:style-name="T12">д </text:span><text:span text:style-name="T12">да</text:span><text:span text:style-name="T12"><text:line-break/></text:span><text:span text:style-name="T12">на</text:span><text:span text:style-name="T12">ст</text:span><text:span text:style-name="T12">уп</text:span><text:span text:style-name="T12">на</text:span><text:span text:style-name="T12">га</text:span><text:span text:style-name="T12"><text:line-break/></text:span><text:span text:style-name="T12">ін</text:span><text:span text:style-name="T12">тэ</text:span><text:span text:style-name="T12">рф</text:span><text:span text:style-name="T12">ей</text:span><text:span text:style-name="T12">са</text:span></text:p></draw:text-box></draw:frame><draw:line draw:style-name="gr59" draw:text-style-name="P20" svg:x1="8.278cm" svg:y1="12cm" svg:x2="8.3cm" svg:y2="17cm"><text:p/></draw:line><draw:line draw:style-name="gr60" draw:text-style-name="P20" svg:x1="8.3cm" svg:y1="17cm" svg:x2="2.3cm" svg:y2="17cm"><text:p/></draw:line><draw:line draw:style-name="gr61" draw:text-style-name="P16" svg:x1="2.268cm" svg:y1="16.503cm" svg:x2="2.268cm" svg:y2="17.003cm"><text:p/></draw:line><draw:line draw:style-name="gr62" draw:text-style-name="P16" svg:x1="2.268cm" svg:y1="17.003cm" svg:x2="2.268cm" svg:y2="17.503cm"><text:p/></draw:line><draw:custom-shape draw:style-name="gr63" draw:text-style-name="P15" svg:width="4.4cm" svg:height="1.174cm" svg:x="0.076cm" svg:y="17.5cm"><text:p text:style-name="P14"><text:span text:style-name="T12">Канец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2" svg:font-family="'Times New Roman'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Чертежный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fo:font-size="14pt" fo:language="uk" fo:country="UA" fo:font-style="italic" style:font-name-asian="Times New Roman3" style:font-family-asian="'Times New Roman'" style:font-family-generic-asian="system" style:font-pitch-asian="variable" style:font-size-asian="14pt" style:language-asian="ru" style:country-asian="RU" style:font-style-asian="italic" style:font-name-complex="Times New Roman3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45</meta:editing-cycles>
    <meta:creation-date>2020-05-29T13:01:00</meta:creation-date>
    <dc:date>2020-06-02T07:27:52.222526419</dc:date>
    <meta:editing-duration>PT1H44M57S</meta:editing-duration>
    <meta:generator>LibreOffice/6.1.5.2$Linux_X86_64 LibreOffice_project/10$Build-2</meta:generator>
    <meta:document-statistic meta:table-count="0" meta:image-count="0" meta:object-count="0" meta:page-count="1" meta:paragraph-count="2" meta:word-count="2" meta:character-count="9" meta:non-whitespace-character-count="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